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FileFilter.JMeterFileFilter( String [ ] extensions ,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FileFilter.accept( String fi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eterFileFilter.accept( File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FileFilt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FileFilter.JMeterFileFilter( String [ ]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